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05cm"/>
      <style:paragraph-properties style:writing-mode="lr-tb"/>
    </style:style>
    <style:style style:name="gr2" style:family="graphic" style:parent-style-name="standard">
      <style:graphic-properties draw:stroke="dash" draw:stroke-dash="Long_20_Dot" svg:stroke-width="0.053cm" svg:stroke-color="#ff0000" draw:marker-start-width="0.279cm" draw:marker-end-width="0.279cm" draw:fill="none" draw:fill-color="#ffffff" draw:textarea-horizontal-align="left" draw:auto-grow-height="true" draw:auto-grow-width="false" fo:min-height="1.448cm" fo:min-width="0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5" style:family="graphic" style:parent-style-name="standard">
      <style:graphic-properties draw:stroke="dash" draw:stroke-dash="Long_20_Dot" svg:stroke-width="0.053cm" svg:stroke-color="#0000ff" draw:marker-start-width="0.279cm" draw:marker-end-width="0.279cm" draw:fill="none" draw:fill-color="#ffffff" draw:textarea-horizontal-align="left" draw:auto-grow-height="true" draw:auto-grow-width="true" fo:min-height="2.948cm" fo:min-width="3.418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draw:marker-start-width="0.279cm" draw:marker-end="Linienspitzen_20_1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dash" draw:stroke-dash="Long_20_Dot" svg:stroke-width="0.053cm" svg:stroke-color="#ff0000" draw:marker-start-width="0.279cm" draw:marker-end-width="0.279cm" draw:fill="none" draw:fill-color="#ffffff" draw:textarea-horizontal-align="left" draw:auto-grow-height="true" draw:auto-grow-width="false" fo:min-height="7.448cm" fo:min-width="0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 style:list-style-name="L1">
      <style:graphic-properties svg:stroke-width="0.053cm" draw:marker-start="Linienspitzen_20_1" draw:marker-start-width="0.379cm" draw:marker-end="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 style:list-style-name="L1">
      <style:graphic-properties svg:stroke-width="0.053cm" draw:marker-start="Linienspitzen_20_1" draw:marker-start-width="0.379cm" draw:marker-end="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dash" draw:stroke-dash="Long_20_Dot" svg:stroke-width="0.053cm" svg:stroke-color="#ff0000" draw:marker-start-width="0.279cm" draw:marker-end-width="0.279cm" draw:fill="solid" draw:fill-color="#ffffff" draw:opacity="75%" draw:textarea-horizontal-align="left" draw:textarea-vertical-align="middle" draw:auto-grow-height="true" draw:auto-grow-width="false" fo:min-height="0.948cm" fo:min-width="0cm" fo:padding-top="0.151cm" fo:padding-bottom="0.151cm" fo:padding-left="0.276cm" fo:padding-right="0.276cm"/>
      <style:paragraph-properties style:writing-mode="lr-tb"/>
    </style:style>
    <style:style style:name="gr11" style:family="graphic" style:parent-style-name="objectwithoutfill">
      <style:graphic-properties draw:stroke="dash" draw:stroke-dash="Dash" svg:stroke-width="0.053cm" svg:stroke-color="#168253" draw:marker-start-width="0.279cm" draw:marker-end="Linienspitzen_20_1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dash" draw:stroke-dash="Long_20_Dot" svg:stroke-width="0.053cm" svg:stroke-color="#0000ff" draw:marker-start-width="0.279cm" draw:marker-end-width="0.279cm" draw:fill="solid" draw:fill-color="#ffffff" draw:opacity="75%" draw:textarea-horizontal-align="left" draw:textarea-vertical-align="middle" draw:auto-grow-height="true" draw:auto-grow-width="false" fo:min-height="0.948cm" fo:min-width="0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svg:stroke-color="#000000" draw:marker-end="Linienspitzen_20_2" draw:marker-end-width="0.3cm" draw:fill="none" draw:textarea-vertical-align="middle"/>
    </style:style>
    <style:style style:name="gr14" style:family="graphic" style:parent-style-name="standard">
      <style:graphic-properties draw:stroke="dash" draw:stroke-dash="Long_20_Dot" svg:stroke-width="0.053cm" svg:stroke-color="#0000ff" draw:marker-start-width="0.279cm" draw:marker-end-width="0.279cm" draw:fill="none" draw:fill-color="#ffffff" draw:textarea-horizontal-align="left" draw:auto-grow-height="true" draw:auto-grow-width="true" fo:min-height="2.948cm" fo:min-width="3.664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 draw:opacity="75%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805cm" svg:height="2.384cm" svg:x="1.25cm" svg:y="2.366cm">
          <draw:text-box>
            <text:p>but_run.clicked() oder </text:p>
            <text:p/>
            <text:p>cmb_sim.changed() </text:p>
          </draw:text-box>
        </draw:frame>
        <draw:frame draw:style-name="gr2" draw:text-style-name="P1" draw:layer="layout" svg:width="3.475cm" svg:height="1.75cm" svg:x="1.775cm" svg:y="6.75cm">
          <draw:text-box>
            <text:p>impz_init()</text:p>
          </draw:text-box>
        </draw:frame>
        <draw:frame draw:style-name="gr3" draw:text-style-name="P2" draw:layer="layout" svg:width="5.5cm" svg:height="1.5cm" svg:x="1cm" svg:y="1cm">
          <draw:text-box>
            <text:p><text:span text:style-name="T1">Plot_Impz()</text:span></text:p>
          </draw:text-box>
        </draw:frame>
        <draw:frame draw:style-name="gr4" draw:text-style-name="P2" draw:layer="layout" svg:width="6cm" svg:height="1.987cm" svg:x="14cm" svg:y="1.013cm">
          <draw:text-box>
            <text:p><text:span text:style-name="T1">Input_Fixpoint</text:span></text:p>
            <text:p><text:span text:style-name="T1">_Widget()</text:span></text:p>
          </draw:text-box>
        </draw:frame>
        <draw:frame draw:style-name="gr5" draw:text-style-name="P1" draw:layer="layout" svg:width="3.97cm" svg:height="3.25cm" svg:x="16.03cm" svg:y="6.75cm">
          <draw:text-box>
            <text:p>fx_sim_init()</text:p>
          </draw:text-box>
        </draw:frame>
        <draw:line draw:style-name="gr6" draw:text-style-name="P4" draw:layer="layout" svg:x1="5.25cm" svg:y1="7.5cm" svg:x2="14cm" svg:y2="7.5cm">
          <text:p text:style-name="P3"><text:span text:style-name="T2">{'fx_sim': 'init'}</text:span></text:p>
          <text:p text:style-name="P3"><text:span text:style-name="T2"/></text:p>
        </draw:line>
        <draw:frame draw:style-name="gr7" draw:text-style-name="P1" draw:layer="layout" svg:width="3.5cm" svg:height="7.75cm" svg:x="1.75cm" svg:y="9cm">
          <draw:text-box>
            <text:p>impz_fx()</text:p>
          </draw:text-box>
        </draw:frame>
        <draw:line draw:style-name="gr6" draw:text-style-name="P4" draw:layer="layout" svg:x1="5.25cm" svg:y1="12.25cm" svg:x2="14cm" svg:y2="12.25cm">
          <text:p text:style-name="P3"><text:span text:style-name="T2"><text:s text:c="7"/></text:span><text:span text:style-name="T2">{'fx_sim': 'send_stimulus'}</text:span></text:p>
          <text:p text:style-name="P3"><text:span text:style-name="T2"/></text:p>
        </draw:line>
        <draw:line draw:style-name="gr8" draw:text-style-name="P4" draw:layer="layout" svg:x1="7.5cm" svg:y1="9.75cm" svg:x2="16cm" svg:y2="9.75cm">
          <text:p text:style-name="P3"><text:span text:style-name="T2">{'fx_sim': 'get_stimulus'} <text:s text:c="7"/></text:span></text:p>
          <text:p text:style-name="P3"><text:span text:style-name="T2"/></text:p>
        </draw:line>
        <draw:line draw:style-name="gr9" draw:text-style-name="P4" draw:layer="layout" svg:x1="7.5cm" svg:y1="13.75cm" svg:x2="16cm" svg:y2="13.75cm">
          <text:p text:style-name="P3"><text:span text:style-name="T2">{'fx_sim': 'set_results'} <text:s text:c="8"/></text:span></text:p>
          <text:p text:style-name="P3"><text:span text:style-name="T2"/></text:p>
        </draw:line>
        <draw:line draw:style-name="gr6" draw:text-style-name="P4" draw:layer="layout" svg:x1="5.25cm" svg:y1="15.75cm" svg:x2="14cm" svg:y2="15.75cm">
          <text:p text:style-name="P3"><text:span text:style-name="T2">{'fx_sim': 'finish'}</text:span></text:p>
          <text:p text:style-name="P3"><text:span text:style-name="T2"/></text:p>
        </draw:line>
        <draw:frame draw:style-name="gr10" draw:text-style-name="P6" draw:layer="layout" svg:width="7.75cm" svg:height="1.25cm" draw:transform="rotate (1.5707963267949) translate (6.25cm 16.75cm)">
          <draw:text-box>
            <text:p text:style-name="P5"><text:tab/>process_sig_rx()</text:p>
          </draw:text-box>
        </draw:frame>
        <draw:line draw:style-name="gr6" draw:text-style-name="P4" draw:layer="layout" svg:x1="11.25cm" svg:y1="23cm" svg:x2="15cm" svg:y2="23cm">
          <text:p text:style-name="P3"><text:span text:style-name="T2">emit(sig_tx)</text:span></text:p>
          <text:p text:style-name="P3"><text:span text:style-name="T2"/></text:p>
        </draw:line>
        <draw:line draw:style-name="gr11" draw:text-style-name="P4" draw:layer="layout" svg:x1="10.25cm" svg:y1="21.75cm" svg:x2="15cm" svg:y2="21.75cm">
          <text:p text:style-name="P3"><text:span text:style-name="T2">emit(sig_tx_local)</text:span></text:p>
          <text:p text:style-name="P3"><text:span text:style-name="T2"/></text:p>
        </draw:line>
        <draw:path draw:style-name="gr11" draw:text-style-name="P4" draw:layer="layout" svg:width="1.881cm" svg:height="2.488cm" svg:x="7.868cm" svg:y="18.25cm" svg:viewBox="0 0 1882 2489" svg:d="M0 2000c2755 1813 2250-2000 0-2000">
          <text:p text:style-name="P3"><text:span text:style-name="T2">{'sim': 'next_frame_fx'}</text:span></text:p>
          <text:p text:style-name="P3"><text:span text:style-name="T2"/></text:p>
        </draw:path>
        <draw:frame draw:style-name="gr12" draw:text-style-name="P6" draw:layer="layout" svg:width="10cm" svg:height="1.25cm" draw:transform="rotate (1.5707963267949) translate (14cm 16.75cm)">
          <draw:text-box>
            <text:p text:style-name="P5"><text:tab/>process_sig_rx()</text:p>
          </draw:text-box>
        </draw:frame>
        <draw:line draw:style-name="gr13" draw:text-style-name="P7" draw:layer="layout" svg:x1="6.25cm" svg:y1="9.75cm" svg:x2="5.25cm" svg:y2="9.75cm">
          <text:p/>
        </draw:line>
        <draw:line draw:style-name="gr13" draw:text-style-name="P7" draw:layer="layout" svg:x1="6.251cm" svg:y1="13.75cm" svg:x2="5.251cm" svg:y2="13.75cm">
          <text:p/>
        </draw:line>
        <draw:frame draw:style-name="gr14" draw:text-style-name="P1" draw:layer="layout" svg:width="4.216cm" svg:height="3.25cm" svg:x="16.03cm" svg:y="11.55cm">
          <draw:text-box>
            <text:p>fx_sim_calc_<text:line-break/> <text:s text:c="2"/>response()</text:p>
          </draw:text-box>
        </draw:frame>
        <draw:line draw:style-name="gr13" draw:text-style-name="P7" draw:layer="layout" svg:x1="15.25cm" svg:y1="12.25cm" svg:x2="16cm" svg:y2="12.25cm">
          <text:p/>
        </draw:line>
        <draw:line draw:style-name="gr13" draw:text-style-name="P7" draw:layer="layout" svg:x1="15.25cm" svg:y1="7.5cm" svg:x2="16cm" svg:y2="7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" draw:style="rect" draw:dots1="1" draw:dots1-length="3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2T08:24:07.918234044</meta:creation-date>
    <dc:date>2021-11-30T12:42:23.770000000</dc:date>
    <meta:editing-duration>P2DT12H30M18S</meta:editing-duration>
    <meta:editing-cycles>11</meta:editing-cycles>
    <meta:generator>LibreOffice/7.1.6.2$Windows_X86_64 LibreOffice_project/0e133318fcee89abacd6a7d077e292f1145735c3</meta:generator>
    <meta:document-statistic meta:object-count="21"/>
  </office:meta>
</office:document-meta>
</file>